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/>
    </style:style>
    <style:style style:name="T4" style:parent-style-name="DefaultParagraphFont" style:family="text">
      <style:text-properties fo:font-weight="bold" style:font-weight-asian="bold" style:font-weight-complex="bold"/>
    </style:style>
    <style:style style:name="T5" style:parent-style-name="DefaultParagraphFont" style:family="text">
      <style:text-properties fo:font-weight="bold" style:font-weight-asian="bold" style:font-weight-complex="bold"/>
    </style:style>
    <style:style style:name="T6" style:parent-style-name="DefaultParagraphFont" style:family="text">
      <style:text-properties fo:font-weight="bold" style:font-weight-asian="bold" style:font-weight-complex="bold"/>
    </style:style>
    <style:style style:name="T7" style:parent-style-name="DefaultParagraphFont" style:family="text">
      <style:text-properties fo:font-weight="bold" style:font-weight-asian="bold" style:font-weight-complex="bold"/>
    </style:style>
    <style:style style:name="T8" style:parent-style-name="DefaultParagraphFont" style:family="text">
      <style:text-properties fo:font-weight="bold" style:font-weight-asian="bold" style:font-weight-complex="bold"/>
    </style:style>
    <style:style style:name="T9" style:parent-style-name="DefaultParagraphFont" style:family="text">
      <style:text-properties fo:font-weight="bold" style:font-weight-asian="bold" style:font-weight-complex="bold"/>
    </style:style>
    <style:style style:name="T10" style:parent-style-name="DefaultParagraphFont" style:family="text">
      <style:text-properties fo:font-weight="bold" style:font-weight-asian="bold" style:font-weight-complex="bold"/>
    </style:style>
    <style:style style:name="T11" style:parent-style-name="DefaultParagraphFont" style:family="text">
      <style:text-properties fo:font-weight="bold" style:font-weight-asian="bold" style:font-weight-complex="bold"/>
    </style:style>
    <style:style style:name="T12" style:parent-style-name="DefaultParagraphFont" style:family="text">
      <style:text-properties fo:font-weight="bold" style:font-weight-asian="bold" style:font-weight-complex="bold"/>
    </style:style>
    <style:style style:name="T13" style:parent-style-name="DefaultParagraphFont" style:family="text">
      <style:text-properties fo:font-weight="bold" style:font-weight-asian="bold" style:font-weight-complex="bold"/>
    </style:style>
    <style:style style:name="T14" style:parent-style-name="DefaultParagraphFont" style:family="text">
      <style:text-properties fo:font-weight="bold" style:font-weight-asian="bold" style:font-weight-complex="bold"/>
    </style:style>
    <style:style style:name="T15" style:parent-style-name="DefaultParagraphFont" style:family="text">
      <style:text-properties fo:font-weight="bold" style:font-weight-asian="bold" style:font-weight-complex="bold"/>
    </style:style>
    <style:style style:name="T16" style:parent-style-name="DefaultParagraphFont" style:family="text">
      <style:text-properties fo:font-weight="bold" style:font-weight-asian="bold" style:font-weight-complex="bold"/>
    </style:style>
    <style:style style:name="T17" style:parent-style-name="DefaultParagraphFont" style:family="text">
      <style:text-properties fo:font-weight="bold" style:font-weight-asian="bold" style:font-weight-complex="bold"/>
    </style:style>
    <style:style style:name="T18" style:parent-style-name="DefaultParagraphFont" style:family="text">
      <style:text-properties fo:font-weight="bold" style:font-weight-asian="bold" style:font-weight-complex="bold"/>
    </style:style>
    <style:style style:name="T19" style:parent-style-name="DefaultParagraphFont" style:family="text">
      <style:text-properties fo:font-weight="bold" style:font-weight-asian="bold" style:font-weight-complex="bold"/>
    </style:style>
    <style:style style:name="T20" style:parent-style-name="DefaultParagraphFont" style:family="text">
      <style:text-properties fo:font-weight="bold" style:font-weight-asian="bold" style:font-weight-complex="bold"/>
    </style:style>
    <style:style style:name="T21" style:parent-style-name="DefaultParagraphFont" style:family="text">
      <style:text-properties fo:font-weight="bold" style:font-weight-asian="bold" style:font-weight-complex="bold"/>
    </style:style>
    <style:style style:name="T22" style:parent-style-name="DefaultParagraphFont" style:family="text">
      <style:text-properties fo:font-weight="bold" style:font-weight-asian="bold" style:font-weight-complex="bold"/>
    </style:style>
    <style:style style:name="T23" style:parent-style-name="DefaultParagraphFont" style:family="text">
      <style:text-properties fo:font-weight="bold" style:font-weight-asian="bold" style:font-weight-complex="bold"/>
    </style:style>
    <style:style style:name="T24" style:parent-style-name="DefaultParagraphFont" style:family="text">
      <style:text-properties fo:font-weight="bold" style:font-weight-asian="bold" style:font-weight-complex="bold"/>
    </style:style>
    <style:style style:name="T25" style:parent-style-name="DefaultParagraphFont" style:family="text">
      <style:text-properties fo:font-weight="bold" style:font-weight-asian="bold" style:font-weight-complex="bold"/>
    </style:style>
    <style:style style:name="T26" style:parent-style-name="DefaultParagraphFont" style:family="text">
      <style:text-properties fo:font-weight="bold" style:font-weight-asian="bold" style:font-weight-complex="bold"/>
    </style:style>
    <style:style style:name="T27" style:parent-style-name="DefaultParagraphFont" style:family="text">
      <style:text-properties fo:font-weight="bold" style:font-weight-asian="bold" style:font-weight-complex="bold"/>
    </style:style>
    <style:style style:name="T28" style:parent-style-name="DefaultParagraphFont" style:family="text">
      <style:text-properties fo:font-weight="bold" style:font-weight-asian="bold" style:font-weight-complex="bold"/>
    </style:style>
    <style:style style:name="T29" style:parent-style-name="DefaultParagraphFont" style:family="text">
      <style:text-properties fo:font-weight="bold" style:font-weight-asian="bold" style:font-weight-complex="bold"/>
    </style:style>
    <style:style style:name="T30" style:parent-style-name="DefaultParagraphFont" style:family="text">
      <style:text-properties fo:font-weight="bold" style:font-weight-asian="bold" style:font-weight-complex="bold"/>
    </style:style>
    <style:style style:name="T31" style:parent-style-name="DefaultParagraphFont" style:family="text">
      <style:text-properties fo:font-weight="bold" style:font-weight-asian="bold" style:font-weight-complex="bold"/>
    </style:style>
    <style:style style:name="T32" style:parent-style-name="DefaultParagraphFont" style:family="text">
      <style:text-properties fo:font-weight="bold" style:font-weight-asian="bold" style:font-weight-complex="bold"/>
    </style:style>
    <style:style style:name="T33" style:parent-style-name="DefaultParagraphFont" style:family="text">
      <style:text-properties fo:font-weight="bold" style:font-weight-asian="bold" style:font-weight-complex="bold"/>
    </style:style>
    <style:style style:name="T34" style:parent-style-name="DefaultParagraphFont" style:family="text">
      <style:text-properties fo:font-weight="bold" style:font-weight-asian="bold" style:font-weight-complex="bold"/>
    </style:style>
    <style:style style:name="T35" style:parent-style-name="DefaultParagraphFont" style:family="text">
      <style:text-properties fo:font-weight="bold" style:font-weight-asian="bold" style:font-weight-complex="bold"/>
    </style:style>
    <style:style style:name="T36" style:parent-style-name="DefaultParagraphFont" style:family="text">
      <style:text-properties fo:font-weight="bold" style:font-weight-asian="bold" style:font-weight-complex="bold"/>
    </style:style>
    <style:style style:name="T37" style:parent-style-name="DefaultParagraphFont" style:family="text">
      <style:text-properties fo:font-weight="bold" style:font-weight-asian="bold" style:font-weight-complex="bold"/>
    </style:style>
    <style:style style:name="T38" style:parent-style-name="DefaultParagraphFont" style:family="text">
      <style:text-properties fo:font-weight="bold" style:font-weight-asian="bold" style:font-weight-complex="bold"/>
    </style:style>
    <style:style style:name="T39" style:parent-style-name="DefaultParagraphFont" style:family="text">
      <style:text-properties fo:font-weight="bold" style:font-weight-asian="bold" style:font-weight-complex="bold"/>
    </style:style>
    <style:style style:name="T40" style:parent-style-name="DefaultParagraphFont" style:family="text">
      <style:text-properties fo:font-weight="bold" style:font-weight-asian="bold" style:font-weight-complex="bold"/>
    </style:style>
    <style:style style:name="T41" style:parent-style-name="DefaultParagraphFont" style:family="text">
      <style:text-properties fo:font-weight="bold" style:font-weight-asian="bold" style:font-weight-complex="bold"/>
    </style:style>
    <style:style style:name="T42" style:parent-style-name="DefaultParagraphFont" style:family="text">
      <style:text-properties fo:font-weight="bold" style:font-weight-asian="bold" style:font-weight-complex="bold"/>
    </style:style>
    <style:style style:name="T43" style:parent-style-name="DefaultParagraphFont" style:family="text">
      <style:text-properties fo:font-weight="bold" style:font-weight-asian="bold" style:font-weight-complex="bold"/>
    </style:style>
    <style:style style:name="T44" style:parent-style-name="DefaultParagraphFont" style:family="text">
      <style:text-properties fo:font-weight="bold" style:font-weight-asian="bold" style:font-weight-complex="bold"/>
    </style:style>
    <style:style style:name="T45" style:parent-style-name="DefaultParagraphFont" style:family="text">
      <style:text-properties fo:font-weight="bold" style:font-weight-asian="bold" style:font-weight-complex="bold"/>
    </style:style>
    <style:style style:name="T46" style:parent-style-name="DefaultParagraphFont" style:family="text">
      <style:text-properties fo:font-weight="bold" style:font-weight-asian="bold" style:font-weight-complex="bold"/>
    </style:style>
    <style:style style:name="T47" style:parent-style-name="DefaultParagraphFont" style:family="text">
      <style:text-properties fo:font-weight="bold" style:font-weight-asian="bold" style:font-weight-complex="bold"/>
    </style:style>
    <style:style style:name="T48" style:parent-style-name="DefaultParagraphFont" style:family="text">
      <style:text-properties fo:font-weight="bold" style:font-weight-asian="bold" style:font-weight-complex="bold"/>
    </style:style>
    <style:style style:name="T49" style:parent-style-name="DefaultParagraphFont" style:family="text">
      <style:text-properties fo:font-weight="bold" style:font-weight-asian="bold" style:font-weight-complex="bold"/>
    </style:style>
    <style:style style:name="T50" style:parent-style-name="DefaultParagraphFont" style:family="text">
      <style:text-properties fo:font-weight="bold" style:font-weight-asian="bold" style:font-weight-complex="bold"/>
    </style:style>
    <style:style style:name="T51" style:parent-style-name="DefaultParagraphFont" style:family="text">
      <style:text-properties fo:font-weight="bold" style:font-weight-asian="bold" style:font-weight-complex="bold"/>
    </style:style>
    <style:style style:name="T52" style:parent-style-name="DefaultParagraphFont" style:family="text">
      <style:text-properties fo:font-weight="bold" style:font-weight-asian="bold" style:font-weight-complex="bold"/>
    </style:style>
    <style:style style:name="T53" style:parent-style-name="DefaultParagraphFont" style:family="text">
      <style:text-properties fo:font-weight="bold" style:font-weight-asian="bold" style:font-weight-complex="bold"/>
    </style:style>
    <style:style style:name="T54" style:parent-style-name="DefaultParagraphFont" style:family="text">
      <style:text-properties fo:font-weight="bold" style:font-weight-asian="bold" style:font-weight-complex="bold"/>
    </style:style>
    <style:style style:name="T55" style:parent-style-name="DefaultParagraphFont" style:family="text">
      <style:text-properties fo:font-weight="bold" style:font-weight-asian="bold" style:font-weight-complex="bold"/>
    </style:style>
    <style:style style:name="T56" style:parent-style-name="DefaultParagraphFont" style:family="text">
      <style:text-properties fo:font-weight="bold" style:font-weight-asian="bold" style:font-weight-complex="bold"/>
    </style:style>
    <style:style style:name="T57" style:parent-style-name="DefaultParagraphFont" style:family="text">
      <style:text-properties fo:font-weight="bold" style:font-weight-asian="bold" style:font-weight-complex="bold"/>
    </style:style>
    <style:style style:name="T58" style:parent-style-name="DefaultParagraphFont" style:family="text">
      <style:text-properties fo:font-weight="bold" style:font-weight-asian="bold" style:font-weight-complex="bold"/>
    </style:style>
    <style:style style:name="T59" style:parent-style-name="DefaultParagraphFont" style:family="text">
      <style:text-properties fo:font-weight="bold" style:font-weight-asian="bold" style:font-weight-complex="bold"/>
    </style:style>
    <style:style style:name="T60" style:parent-style-name="DefaultParagraphFont" style:family="text">
      <style:text-properties fo:font-weight="bold" style:font-weight-asian="bold" style:font-weight-complex="bold"/>
    </style:style>
    <style:style style:name="T61" style:parent-style-name="DefaultParagraphFont" style:family="text">
      <style:text-properties fo:font-weight="bold" style:font-weight-asian="bold" style:font-weight-complex="bold"/>
    </style:style>
    <style:style style:name="T62" style:parent-style-name="DefaultParagraphFont" style:family="text">
      <style:text-properties fo:font-weight="bold" style:font-weight-asian="bold" style:font-weight-complex="bold"/>
    </style:style>
    <style:style style:name="T63" style:parent-style-name="DefaultParagraphFont" style:family="text">
      <style:text-properties fo:font-weight="bold" style:font-weight-asian="bold" style:font-weight-complex="bold"/>
    </style:style>
    <style:style style:name="T64" style:parent-style-name="DefaultParagraphFont" style:family="text">
      <style:text-properties fo:font-weight="bold" style:font-weight-asian="bold" style:font-weight-complex="bold"/>
    </style:style>
    <style:style style:name="T65" style:parent-style-name="DefaultParagraphFont" style:family="text">
      <style:text-properties fo:font-weight="bold" style:font-weight-asian="bold" style:font-weight-complex="bold"/>
    </style:style>
    <style:style style:name="T66" style:parent-style-name="DefaultParagraphFont" style:family="text">
      <style:text-properties fo:font-weight="bold" style:font-weight-asian="bold" style:font-weight-complex="bold"/>
    </style:style>
    <style:style style:name="T67" style:parent-style-name="DefaultParagraphFont" style:family="text">
      <style:text-properties fo:font-weight="bold" style:font-weight-asian="bold" style:font-weight-complex="bold"/>
    </style:style>
  </office:automatic-styles>
  <office:body>
    <office:text text:use-soft-page-breaks="true">
      <text:p text:style-name="P1">SG6</text:p>
      <text:p text:style-name="Normal"><text:span text:style-name="T2">TEACHER:<text:s/></text:span>hello<text:s/></text:p>
      <text:p text:style-name="Normal"><text:span text:style-name="T3">STUDENT: <text:s/></text:span>hello good morning<text:s/></text:p>
      <text:p text:style-name="Normal"><text:span text:style-name="T4">TEACHER:<text:s/></text:span>welcome, can I help you?</text:p>
      <text:p text:style-name="Normal"><text:span text:style-name="T5">STUDENT: <text:s/></text:span>yes, can I have a table please.</text:p>
      <text:p text:style-name="Normal"><text:span text:style-name="T6">TEACHER:<text:s/></text:span>of course.</text:p>
      <text:p text:style-name="Normal"><text:span text:style-name="T7">STUDENT: <text:s/></text:span>I, I am alone<text:s/></text:p>
      <text:p text:style-name="Normal"><text:span text:style-name="T8">TEACHER:<text:s/></text:span>ah so just for one person yes, yes do you<text:s/>prefer your table. uh by the window? or it's okay also in the room?</text:p>
      <text:p text:style-name="Normal"><text:span text:style-name="T9">STUDENT: <text:s/></text:span>if possible, yes by the window</text:p>
      <text:p text:style-name="Normal"><text:span text:style-name="T10">TEACHER:<text:s/></text:span>yes, follow me please okay,<text:s/></text:p>
      <text:p text:style-name="Normal"><text:span text:style-name="T11">STUDENT:</text:span><text:s/>okay I see, could I see the menu?</text:p>
      <text:p text:style-name="Normal"><text:span text:style-name="T12">TEACHER:<text:s/></text:span>of course, here's the menu uh would you like something to drink before you decide?</text:p>
      <text:p text:style-name="Normal"><text:span text:style-name="T13">STUDENT: <text:s/></text:span>um sparkling water<text:s/></text:p>
      <text:p text:style-name="Normal"><text:span text:style-name="T14">TEACHER:<text:s/></text:span>okay a bottle of sparkling water right away is coming, so yes, I’ll be back and then you can tell me what you would like to eat<text:s/></text:p>
      <text:p text:style-name="Normal"><text:span text:style-name="T15">STUDENT: <text:s/></text:span>yeah, may, maybe, May I… I know the fish or the dish of the day?</text:p>
      <text:p text:style-name="Normal"><text:span text:style-name="T16">TEACHER:<text:s/></text:span>Yes, the dish of the day is. is a lasagna with, With spinach and mozzarella cheese.</text:p>
      <text:p text:style-name="Normal"><text:span text:style-name="T17">STUDENT: <text:s/></text:span>Okay</text:p>
      <text:p text:style-name="Normal"><text:span text:style-name="T18">TEACHER:<text:s/></text:span>it's vegetarian.<text:s/></text:p>
      <text:p text:style-name="Normal"><text:span text:style-name="T19">STUDENT: <text:s/></text:span>It's good. Okay.<text:s/></text:p>
      <text:p text:style-name="Normal"><text:span text:style-name="T20">TEACHER:<text:s/></text:span>Is that okay?<text:s/></text:p>
      <text:p text:style-name="Normal"><text:span text:style-name="T21">STUDENT: <text:s/></text:span>Yes, Okay, one lasagna for me.<text:s/></text:p>
      <text:p text:style-name="Normal"><text:span text:style-name="T22">TEACHER:<text:s/></text:span>Okay before we start would you like any starters?</text:p>
      <text:p text:style-name="Normal"><text:span text:style-name="T23">STUDENT: <text:s/></text:span>Oh. Yeah, mozzarella sticks.<text:s/></text:p>
      <text:p text:style-name="Normal"><text:span text:style-name="T24">TEACHER:<text:s/></text:span>Okay</text:p>
      <text:p text:style-name="Normal"><text:span text:style-name="T25">STUDENT: <text:s/></text:span>mozzarella sticks. Okay, lasagna. And….</text:p>
      <text:soft-page-break/>
      <text:p text:style-name="Normal"><text:span text:style-name="T26">TEACHER:<text:s/></text:span>Any second dish?</text:p>
      <text:p text:style-name="Normal"><text:span text:style-name="T27">STUDENT: <text:s/></text:span>No, thanks, for dessert Ice-cream sundae.<text:s/></text:p>
      <text:p text:style-name="Normal"><text:span text:style-name="T28">TEACHER:<text:s/></text:span>Okay, so we will start with mozzarella sticks a dish of lasagna. And then as a dessert you said?</text:p>
      <text:p text:style-name="Normal"><text:span text:style-name="T29">STUDENT: <text:s/></text:span>Ice-cream sundae</text:p>
      <text:p text:style-name="Normal"><text:span text:style-name="T30">TEACHER:<text:s/></text:span>Ok, Ice-cream sundae as a dessert.<text:s/></text:p>
      <text:p text:style-name="Normal"><text:span text:style-name="T31">STUDENT: <text:s/></text:span>Yeah. Yeah.<text:s/></text:p>
      <text:p text:style-name="Normal"><text:span text:style-name="T32">TEACHER:<text:s/></text:span>Okay. I'll be right back.<text:s/></text:p>
      <text:p text:style-name="Normal"><text:span text:style-name="T33">STUDENT: <text:s/></text:span>Thanks.<text:s/></text:p>
      <text:p text:style-name="Normal">I have no<text:s/>intolerance, no food intolerance.</text:p>
      <text:p text:style-name="Normal"><text:span text:style-name="T34">TEACHER:<text:s/></text:span>Oh, so you have no food intolerances. No, no, yes, yes. Okay, that's great. And so here you are. These are your mozzarella sticks.<text:s/></text:p>
      <text:p text:style-name="Normal"><text:span text:style-name="T35">STUDENT: <text:s/></text:span>Thanks, yeah.<text:s/></text:p>
      <text:p text:style-name="Normal"><text:span text:style-name="T36">TEACHER:<text:s/></text:span>And here is your lasagna.</text:p>
      <text:p text:style-name="Normal"><text:span text:style-name="T37">STUDENT: <text:s/></text:span>Thanks, thanks.</text:p>
      <text:p text:style-name="Normal"><text:span text:style-name="T38">TEACHER:<text:s/></text:span>Let me know if everything is okay and when I can bring you the dessert.</text:p>
      <text:p text:style-name="Normal"><text:span text:style-name="T39">STUDENT: <text:s/></text:span>Thanks, in 10 minutes.</text:p>
      <text:p text:style-name="Normal"><text:span text:style-name="T40">TEACHER:<text:s/></text:span>Okay, thank you very much.</text:p>
      <text:p text:style-name="Normal"><text:span text:style-name="T41">STUDENT: <text:s/></text:span>Okay, I … but can I pay with credit card?<text:s/></text:p>
      <text:p text:style-name="Normal"><text:span text:style-name="T42">TEACHER:<text:s/></text:span>Okay, but wait a second.<text:s/></text:p>
      <text:p text:style-name="Normal"><text:span text:style-name="T43">STUDENT: <text:s/></text:span>No, for my tranquillity.</text:p>
      <text:p text:style-name="Normal"><text:span text:style-name="T44">TEACHER:<text:s/></text:span>Of course, of course you can pay by card. Yes, we can... Yes, just tell me when you're ready and you would like the dessert.</text:p>
      <text:p text:style-name="Normal"><text:span text:style-name="T45">STUDENT: <text:s/></text:span>Okay, for me it's okay, the dessert, ice cream.</text:p>
      <text:p text:style-name="Normal"><text:span text:style-name="T46">TEACHER:<text:s/></text:span>Okay, so you're ready? Yes.<text:s/>Okay. Would you like something else to drink with your dessert, like a tea or something alcoholic.</text:p>
      <text:p text:style-name="Normal"><text:span text:style-name="T47">STUDENT: <text:s/></text:span>No, I never drank alcohol in my life.</text:p>
      <text:p text:style-name="Normal"><text:span text:style-name="T48">TEACHER:<text:s/></text:span>Okay, so good for you, good for you. I can't tell the same. Okay, so I'll be right back with the ice-cream sundae.</text:p>
      <text:p text:style-name="Normal">Okay. Okay, here it is. Thanks. Enjoy your dessert.<text:s/></text:p>
      <text:soft-page-break/>
      <text:p text:style-name="Normal"><text:span text:style-name="T49">TEACHER:<text:s/></text:span>Okay. Tell me when you're ready.</text:p>
      <text:p text:style-name="Normal"><text:span text:style-name="T50">STUDENT: <text:s/></text:span>Could I have the bill?<text:s/></text:p>
      <text:p text:style-name="Normal"><text:span text:style-name="T51">TEACHER:<text:s/></text:span>Of course.</text:p>
      <text:p text:style-name="Normal">Would you prefer, you said to pay by card, right?<text:s/></text:p>
      <text:p text:style-name="Normal"><text:span text:style-name="T52">STUDENT: <text:s/></text:span>Yes, yes. Okay. But first, I want to congratulate all the staff. Great chef. Very kind waiters.<text:s/></text:p>
      <text:p text:style-name="Normal"><text:span text:style-name="T53">TEACHER:<text:s/></text:span>Oh, thank you very much. That's very kind of you I will let the chef know that You, you appreciated our lunch.<text:s/></text:p>
      <text:p text:style-name="Normal"><text:span text:style-name="T54">STUDENT: <text:s/></text:span>Thank you.<text:s/></text:p>
      <text:p text:style-name="Normal"><text:span text:style-name="T55">TEACHER:<text:s/></text:span>And, yes, can I offer you anything?<text:s/></text:p>
      <text:p text:style-name="Normal"><text:span text:style-name="T56">STUDENT: <text:s/></text:span>No thanks</text:p>
      <text:p text:style-name="Normal"><text:span text:style-name="T57">TEACHER:<text:s/></text:span>Okay, if you give me a second, I will bring the bill.</text:p>
      <text:p text:style-name="Normal">Okay, give me one second. I have to make the counting so It's 3,80 for the mozzarella sticks. Yes, plus 6 pounds for the lasagna. Yes, and the 3,50 for the ice cream sundae and water 1,50. In total is 14 pounds 80 pence.</text:p>
      <text:p text:style-name="Normal"><text:span text:style-name="T58">STUDENT: <text:s/></text:span>Okay This is my card.<text:s/></text:p>
      <text:p text:style-name="Normal"><text:span text:style-name="T59">TEACHER:<text:s/></text:span>Yes. Okay,<text:s/></text:p>
      <text:p text:style-name="Normal"><text:span text:style-name="T60">STUDENT: <text:s/></text:span>and five pounds of the waiter<text:s/></text:p>
      <text:p text:style-name="Normal"><text:span text:style-name="T61">TEACHER:<text:s/></text:span>oh, you mean a tip!</text:p>
      <text:p text:style-name="Normal"><text:span text:style-name="T62">STUDENT:<text:s/></text:span>a tip! yes</text:p>
      <text:p text:style-name="Normal"><text:span text:style-name="T63">TEACHER:<text:s/></text:span>so, you would like to leave a tip?</text:p>
      <text:p text:style-name="Normal"><text:span text:style-name="T64">STUDENT: <text:s/></text:span>Yes!</text:p>
      <text:p text:style-name="Normal"><text:span text:style-name="T65">TEACHER:<text:s/></text:span>yeah, yes thank you very much that's very kind of you. okay so it's a total uh 19,80 pounds okay.</text:p>
      <text:p text:style-name="Normal">okay, here you are, thank you very much hope everything was good and I hope to see you again.</text:p>
      <text:p text:style-name="Normal"><text:span text:style-name="T66">STUDENT: <text:s/></text:span>I speak only good this restaurant<text:s/></text:p>
      <text:p text:style-name="Normal"><text:span text:style-name="T67">TEACHER:<text:s/></text:span>oh, thank you very much, really appreciate it, okay thank you. Bye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imone Spagnoli</meta:initial-creator>
    <dc:creator>Simone Spagnoli</dc:creator>
    <meta:creation-date>2025-06-27T08:09:00Z</meta:creation-date>
    <dc:date>2025-12-24T10:07:00Z</dc:date>
    <meta:template xlink:href="Normal" xlink:type="simple"/>
    <meta:editing-cycles>3</meta:editing-cycles>
    <meta:editing-duration>PT2280S</meta:editing-duration>
    <meta:document-statistic meta:page-count="3" meta:paragraph-count="7" meta:word-count="573" meta:character-count="3837" meta:row-count="27" meta:non-whitespace-character-count="3271"/>
  </office:meta>
</office:document-meta>
</file>